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98cm" svg:height="2.994cm" svg:x="2.186cm" svg:y="13.4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5:33:30.463152491</meta:creation-date>
    <dc:date>2018-03-27T15:34:26.436801802</dc:date>
    <meta:editing-duration>PT5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_5f_Paragraphe_20_de_20_fin_20_de_20_chapitre" style:list-style-name="">
      <style:paragraph-properties fo:margin-top="0.0783in" fo:margin-bottom="0in" loext:contextual-spacing="false" fo:text-align="center" style:justify-single-word="false"/>
      <style:text-properties style:font-name="Bitstream Vera Sans2" fo:font-size="9pt" officeooo:paragraph-rsid="0014d444" style:font-size-asian="9pt" style:font-size-complex="9pt"/>
    </style:style>
    <style:style style:name="P2" style:family="paragraph">
      <loext:graphic-properties draw:fill="solid" draw:fill-color="#003281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in" fo:margin-right="0in" fo:margin-top="0in" fo:margin-bottom="0in" fo:line-height="100%" fo:text-indent="0in"/>
    </style:style>
    <style:style style:name="P4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e32c1a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68a224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7" style:family="paragraph">
      <loext:graphic-properties draw:fill="solid" draw:fill-color="#93117d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d6a814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3281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1472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e32c1a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68a224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3117d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d6a814" draw:textarea-vertical-align="middle" draw:auto-grow-height="false" fo:min-height="0in" fo:min-width="0in" fo:padding-top="0.0492in" fo:padding-bottom="0.0492in" fo:padding-left="0.0984in" fo:padding-right="0.0984in" draw:shadow="hidden" draw:shadow-offset-x="0.1181in" draw:shadow-offset-y="0.1181in" draw:shadow-color="#808080" style:protect="siz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custom-shape draw:style-name="gr2" draw:text-style-name="P2" svg:width="0.0594in" svg:height="0.0594in" svg:x="0.107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4" svg:width="0.2732in" svg:height="0.2461in" svg:x="0in" svg:y="0.3465in"><draw:text-box><text:p text:style-name="P3"><text:span text:style-name="T1">1</text:span></text:p></draw:text-box></draw:frame><draw:g draw:style-name="gr4"><draw:custom-shape draw:style-name="gr2" draw:text-style-name="P2" svg:width="0.0594in" svg:height="0.0594in" svg:x="0.342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0.4217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0.4217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4"><draw:g draw:style-name="gr4"><draw:custom-shape draw:style-name="gr2" draw:text-style-name="P2" svg:width="0.0594in" svg:height="0.0594in" svg:x="0.618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8in" svg:height="0.0594in" svg:x="0.6965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8in" svg:height="0.0594in" svg:x="0.6965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0.775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0.775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0.7756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g draw:style-name="gr4"><draw:g draw:style-name="gr4"><draw:g draw:style-name="gr4"><draw:custom-shape draw:style-name="gr2" draw:text-style-name="P2" svg:width="0.0594in" svg:height="0.0594in" svg:x="0.972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051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051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1.1299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1299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1299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7" draw:text-style-name="P7" svg:width="0.0598in" svg:height="0.0594in" svg:x="1.2083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8in" svg:height="0.0594in" svg:x="1.2083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3" draw:text-style-name="P4" svg:width="0.274in" svg:height="0.2461in" svg:x="0.2717in" svg:y="0.3465in"><draw:text-box><text:p text:style-name="P3"><text:span text:style-name="T1">3</text:span></text:p></draw:text-box></draw:frame><draw:frame draw:style-name="gr3" draw:text-style-name="P4" svg:width="0.2732in" svg:height="0.2461in" svg:x="0.5917in" svg:y="0.3429in"><draw:text-box><text:p text:style-name="P3"><text:span text:style-name="T1">6</text:span></text:p></draw:text-box></draw:frame><draw:frame draw:style-name="gr3" draw:text-style-name="P4" svg:width="0.3685in" svg:height="0.2461in" svg:x="0.9409in" svg:y="0.3429in"><draw:text-box><text:p text:style-name="P3"><text:span text:style-name="T1">10</text:span></text:p></draw:text-box></draw:frame><draw:g draw:style-name="gr4"><draw:g draw:style-name="gr4"><draw:g draw:style-name="gr4"><draw:custom-shape draw:style-name="gr2" draw:text-style-name="P2" svg:width="0.0594in" svg:height="0.0594in" svg:x="1.366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4453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5" draw:text-style-name="P5" svg:width="0.0594in" svg:height="0.0594in" svg:x="1.4453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6" draw:text-style-name="P6" svg:width="0.0594in" svg:height="0.0594in" svg:x="1.5236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5236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6" draw:text-style-name="P6" svg:width="0.0594in" svg:height="0.0594in" svg:x="1.5236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custom-shape draw:style-name="gr7" draw:text-style-name="P7" svg:width="0.0594in" svg:height="0.0594in" svg:x="1.602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7" draw:text-style-name="P7" svg:width="0.0594in" svg:height="0.0594in" svg:x="1.602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3154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2362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1575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.0783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8" draw:text-style-name="P8" svg:width="0.0594in" svg:height="0.0594in" svg:x="1.6811in" svg:y="0in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/draw:g><draw:frame draw:style-name="gr3" draw:text-style-name="P4" svg:width="0.3685in" svg:height="0.2461in" svg:x="1.3744in" svg:y="0.3429in"><draw:text-box><text:p text:style-name="P3"><text:span text:style-name="T1">15</text:span></text:p></draw:text-box></draw:frame></draw:g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ebdings" svg:font-family="Webdings" style:font-adornments="Normal" style:font-family-generic="roman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Calvin and Hobbes" svg:font-family="'Calvin and Hobbe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_5f_Paragraphe_20_de_20_travailler_20_en_20_groupe" style:display-name="_Paragraphe de travailler en groupe" style:family="paragraph" style:parent-style-name="_5f_Titre_20_de_20_travailler_20_en_20_groupe" style:list-style-name="_5f_Numérotation_20_de_20_travailler_20_en_20_groupe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fo:font-size="9pt" fo:font-style="normal" fo:font-weight="normal"/>
    </style:style>
    <style:style style:name="_5f_Titre_20_de_20_travailler_20_en_20_groupe" style:display-name="_Titre de travailler en groupe" style:family="paragraph" style:parent-style-name="Standard" style:next-style-name="_5f_Paragraphe_20_de_20_travailler_20_en_20_groupe">
      <loext:graphic-properties draw:fill="none" draw:fill-color="#99ccff"/>
      <style:paragraph-properties fo:margin-left="0in" fo:margin-right="0in" fo:margin-top="0.1965in" fo:margin-bottom="0.0783in" loext:contextual-spacing="false" fo:text-align="justify" style:justify-single-word="false" fo:text-indent="0in" style:auto-text-indent="false" fo:background-color="transparent">
        <style:tab-stops/>
      </style:paragraph-properties>
      <style:text-properties fo:color="#e32c1a" style:font-name="Bitstream Vera Sans" fo:font-family="'Bitstream Vera Sans'" style:font-style-name="Gras" style:font-family-generic="swiss" style:font-pitch="variable" fo:font-size="9pt" fo:font-style="italic" fo:font-weight="bold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fo:font-size="9pt" fo:font-style="normal" fo:font-weight="normal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in" fo:margin-right="0in" fo:margin-top="0.2756in" fo:margin-bottom="0.0783in" loext:contextual-spacing="false" fo:text-align="justify" style:justify-single-word="false" fo:text-indent="0in" style:auto-text-indent="false" fo:background-color="transparent">
        <style:tab-stops/>
      </style:paragraph-properties>
      <style:text-properties fo:color="#d34d92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correction_20_recreation" style:display-name="_correction recreation" style:family="paragraph" style:parent-style-name="_5f_Paragraphe_20_de_20_fin_20_de_20_chapitre">
      <loext:graphic-properties draw:fill="solid" draw:fill-color="#ffff00" draw:opacity="100%"/>
      <style:paragraph-properties fo:background-color="#ffff00"/>
    </style:style>
    <style:style style:name="_5f_Contenu_20_de_20_tableau" style:display-name="_Contenu de tableau" style:family="paragraph" style:master-page-name="">
      <style:paragraph-properties fo:text-align="center" style:justify-single-word="false" style:page-number="auto"/>
      <style:text-properties style:font-name="Bitstream Vera Sans1" fo:font-family="'Bitstream Vera Sans'" style:font-style-name="Roman" style:font-family-generic="swiss" style:font-pitch="variable" fo:font-size="9pt"/>
    </style:style>
    <style:style style:name="_5f_Questions_20_qcm" style:display-name="_Questions qcm" style:family="paragraph">
      <loext:graphic-properties draw:fill="none" draw:fill-color="#99ccff"/>
      <style:paragraph-properties fo:background-color="transparent"/>
      <style:text-properties fo:color="#000080" style:font-name="Bitstream Vera Sans1" fo:font-family="'Bitstream Vera Sans'" style:font-style-name="Roman" style:font-family-generic="swiss" style:font-pitch="variable" fo:font-size="9pt"/>
    </style:style>
    <style:style style:name="_5f_Titre_20_récréation_20_mathématique" style:display-name="_Titre récréation mathématique" style:family="paragraph" style:next-style-name="_5f_Paragraphe_20_de_20_fin_20_de_20_chapitre">
      <style:paragraph-properties fo:margin-top="0.0783in" fo:margin-bottom="0.0783in" loext:contextual-spacing="false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Titre_20_pour_20_aller_20_plus_20_loin" style:display-name="_Titre pour aller plus loin" style:family="paragraph" style:parent-style-name="Standard" style:next-style-name="_5f_Paragraphe_20_de_20_fin_20_de_20_chapitre" style:master-page-name="">
      <style:paragraph-properties fo:margin-top="0.0783in" fo:margin-bottom="0.0783in" loext:contextual-spacing="false" style:page-number="auto"/>
      <style:text-properties fo:color="#75ab24" style:font-name="Bitstream Vera Sans" fo:font-family="'Bitstream Vera Sans'" style:font-style-name="Gras" style:font-family-generic="swiss" style:font-pitch="variable" fo:font-size="9pt" fo:font-weight="bold"/>
    </style:style>
    <style:style style:name="_5f_Paragraphe_20_de_20_fin_20_de_20_chapitre" style:display-name="_Paragraphe de fin de chapitre" style:family="paragraph" style:list-style-name="_5f_Numérotation_20_de_20_travailler_20_en_20_groupe">
      <loext:graphic-properties draw:fill="none" draw:fill-color="#99ccff"/>
      <style:paragraph-properties fo:margin-left="0in" fo:margin-right="0in" fo:margin-top="0.0783in" fo:margin-bottom="0.0783in" loext:contextual-spacing="false" fo:text-align="justify" style:justify-single-word="false" fo:text-indent="0in" style:auto-text-indent="false" fo:background-color="transparent" fo:padding="0in" fo:border="none"/>
      <style:text-properties style:use-window-font-color="true" style:font-name="Bitstream Vera Sans1" fo:font-family="'Bitstream Vera Sans'" style:font-style-name="Roman" style:font-family-generic="swiss" style:font-pitch="variable" fo:font-size="9pt" fo:font-style="normal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  <style:text-properties style:font-name="Webdings" fo:font-family="Webdings" style:font-style-name="Normal" style:font-family-generic="roman" style:font-pitch="variable" style:font-charset="x-symbol"/>
    </style:style>
    <style:style style:name="_5f_caractere_20_manuel" style:display-name="_caractere manuel" style:family="text" style:parent-style-name="_5f_variable">
      <style:text-properties style:font-name="Bitstream Vera Sans1" fo:font-family="'Bitstream Vera Sans'" style:font-style-name="Roman" style:font-family-generic="swiss" style:font-pitch="variable" fo:font-size="9pt" fo:font-style="normal"/>
    </style:style>
    <style:style style:name="_5f_correction_20_variable" style:display-name="_correction variable" style:family="text" style:parent-style-name="_5f_variable">
      <style:text-properties fo:background-color="#ffff00"/>
    </style:style>
    <style:style style:name="_5f_numérotation_20_QCM" style:display-name="_numérotation QCM" style:family="text">
      <style:text-properties style:font-name="Calvin and Hobbes" fo:font-family="'Calvin and Hobbes'" style:font-style-name="Normal" style:font-family-generic="swiss" style:font-pitch="variable" fo:font-size="12pt" fo:font-weight="bold"/>
    </style:style>
    <style:style style:name="_5f_variable" style:display-name="_variable" style:family="text">
      <style:text-properties style:use-window-font-color="true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uméros_20_second_20_de_20_travailler_20_en_20_groupe" style:display-name="_Numéros second de travailler en groupe" style:family="text" style:parent-style-name="_5f_Numéros_20_de_20_travailler_20_en_20_groupe">
      <style:text-properties fo:color="#000000" fo:font-size="9pt" fo:text-shadow="none" fo:background-color="transparent"/>
    </style:style>
    <style:style style:name="_5f_Numéros_20_de_20_travailler_20_en_20_groupe" style:display-name="_Numéros de travailler en groupe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ec9804"/>
    </style:style>
    <style:style style:name="Line_20_numbering" style:display-name="Line numbering" style:family="text" style:parent-style-name="Endnote_20_Symbol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_5f_correction_20_Formule" style:display-name="_correction Formule" style:family="graphic">
      <style:graphic-properties style:wrap="parallel" style:number-wrapped-paragraphs="no-limit" style:wrap-contour="false" fo:background-color="#ffff00" style:background-transparency="0%" draw:fill="solid" draw:fill-color="#ffff00" draw:opacity="100%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_5f_Numérotation_20_de_20_travailler_20_en_20_groupe" style:display-name="_Numérotation de travailler en groupe">
      <text:list-level-style-number text:level="1" text:style-name="_5f_Numéros_20_de_20_travailler_20_en_20_groupe" style:num-prefix=" " style:num-suffix=" " style:num-format="1">
        <style:list-level-properties text:min-label-distance="0.0984in" fo:text-align="center"/>
      </text:list-level-style-number>
      <text:list-level-style-number text:level="2" text:style-name="_5f_Numéros_20_second_20_de_20_travailler_20_en_20_groupe" style:num-suffix="." style:num-format="a">
        <style:list-level-properties text:min-label-distance="0.0591in" fo:text-align="end"/>
      </text:list-level-style-number>
      <text:list-level-style-number text:level="3" text:style-name="_5f_Numéros_20_de_20_travailler_20_en_20_groupe" style:num-prefix=" " style:num-suffix=" e Partie" style:num-format="1">
        <style:list-level-properties/>
      </text:list-level-style-number>
      <text:list-level-style-bullet text:level="4" text:style-name="Bullet_20_Symbols" style:num-prefix=" 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1.7724in" text:min-label-width="0.196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